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Колонтитули_20_A">
      <style:paragraph-properties>
        <style:tab-stops>
          <style:tab-stop style:position="8.5cm" style:type="center"/>
          <style:tab-stop style:position="15.91cm" style:type="right"/>
          <style:tab-stop style:position="16.955cm" style:type="right"/>
        </style:tab-stops>
      </style:paragraph-properties>
    </style:style>
    <style:style style:name="P2" style:family="paragraph" style:parent-style-name="Standard">
      <style:text-properties officeooo:paragraph-rsid="0006d1f4"/>
    </style:style>
    <style:style style:name="P3" style:family="paragraph" style:parent-style-name="Стандартний_20_A">
      <style:text-properties style:font-name="Times New Roman" fo:font-size="12pt" fo:language="en" fo:country="US" style:font-name-asian="Times New Roman1" style:font-size-asian="12pt" style:font-name-complex="Times New Roman1" style:font-size-complex="12pt"/>
    </style:style>
    <style:style style:name="P4" style:family="paragraph" style:parent-style-name="Стандартний_20_A">
      <style:paragraph-properties fo:text-align="center" style:justify-single-word="false"/>
    </style:style>
    <style:style style:name="P5" style:family="paragraph" style:parent-style-name="Стандартний_20_A">
      <style:paragraph-properties fo:margin-left="0cm" fo:margin-right="0cm" fo:line-height="200%" fo:text-align="justify" style:justify-single-word="false" fo:text-indent="0.499cm" style:auto-text-indent="false"/>
    </style:style>
    <style:style style:name="P6" style:family="paragraph" style:parent-style-name="Стандартний_20_A">
      <style:paragraph-properties fo:margin-left="0cm" fo:margin-right="0cm" fo:line-height="200%" fo:text-align="justify" style:justify-single-word="false" fo:text-indent="0.499cm" style:auto-text-indent="false"/>
      <style:text-properties officeooo:paragraph-rsid="0006d1f4"/>
    </style:style>
    <style:style style:name="P7" style:family="paragraph" style:parent-style-name="Стандартний_20_A">
      <style:paragraph-properties fo:margin-left="0cm" fo:margin-right="0cm" fo:line-height="200%" fo:text-align="end" style:justify-single-word="false" fo:text-indent="0.499cm" style:auto-text-indent="false"/>
    </style:style>
    <style:style style:name="P8" style:family="paragraph" style:parent-style-name="Стандартний_20_A">
      <style:paragraph-properties fo:margin-left="0cm" fo:margin-right="0cm" fo:line-height="200%" fo:text-align="end" style:justify-single-word="false" fo:text-indent="0.499cm" style:auto-text-indent="false"/>
      <style:text-properties style:font-name="Times New Roman" fo:font-size="12pt" fo:language="en" fo:country="US" style:text-underline-style="none" fo:background-color="#ffffff" style:font-name-asian="Times New Roman1" style:font-size-asian="12pt" style:font-name-complex="Times New Roman1" style:font-size-complex="12pt"/>
    </style:style>
    <style:style style:name="P9" style:family="paragraph" style:parent-style-name="Стандартний_20_A">
      <style:paragraph-properties fo:margin-left="0cm" fo:margin-right="0cm" fo:line-height="200%" fo:text-align="justify" style:justify-single-word="false" fo:text-indent="0.499cm" style:auto-text-indent="false"/>
      <style:text-properties style:font-name="Times New Roman" fo:font-size="12pt" fo:language="en" fo:country="US" style:text-underline-style="none" fo:background-color="#ffffff" style:font-name-asian="Times New Roman1" style:font-size-asian="12pt" style:font-name-complex="Times New Roman1" style:font-size-complex="12pt"/>
    </style:style>
    <style:style style:name="P10" style:family="paragraph" style:parent-style-name="Стандартний_20_A" style:master-page-name="Standard">
      <style:paragraph-properties fo:line-height="200%" fo:text-align="end" style:justify-single-word="false" style:page-number="auto"/>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11" style:family="paragraph" style:parent-style-name="Колонтитули">
      <style:paragraph-properties fo:text-align="start" style:justify-single-word="false" style:writing-mode="lr-tb"/>
    </style:style>
    <style:style style:name="T1" style:family="text">
      <style:text-properties style:font-name="Times New Roman"/>
    </style:style>
    <style:style style:name="T2" style:family="text">
      <style:text-properties style:font-name="Times New Roman" fo:font-size="12pt" fo:language="en" fo:country="US" fo:font-style="italic" style:font-size-asian="12pt" style:font-style-asian="italic" style:font-size-complex="12pt" style:font-style-complex="italic"/>
    </style:style>
    <style:style style:name="T3" style:family="text">
      <style:text-properties style:font-name="Times New Roman" fo:font-size="12pt" fo:language="en" fo:country="US" fo:font-style="italic" style:text-underline-style="none" fo:background-color="#ffffff" loext:char-shading-value="0" style:font-size-asian="12pt" style:font-style-asian="italic" style:font-size-complex="12pt" style:font-style-complex="italic"/>
    </style:style>
    <style:style style:name="T4" style:family="text">
      <style:text-properties style:font-name="Times New Roman" fo:font-size="12pt" fo:language="en" fo:country="US" style:font-name-asian="Times New Roman1" style:font-size-asian="12pt" style:font-name-complex="Times New Roman1" style:font-size-complex="12pt"/>
    </style:style>
    <style:style style:name="T5" style:family="text">
      <style:text-properties style:font-name="Times New Roman" fo:font-size="12pt" fo:language="en" fo:country="US" style:font-size-asian="12pt" style:font-size-complex="12pt"/>
    </style:style>
    <style:style style:name="T6" style:family="text">
      <style:text-properties style:font-name="Times New Roman" fo:font-size="12pt" fo:language="en" fo:country="US" style:text-underline-style="none" fo:background-color="#ffffff" loext:char-shading-value="0" style:font-size-asian="12pt" style:font-size-complex="12pt"/>
    </style:style>
    <style:style style:name="T7" style:family="text">
      <style:text-properties style:font-name="Times New Roman" fo:font-size="12pt" fo:language="en" fo:country="US" style:text-underline-style="none" officeooo:rsid="00082e77" fo:background-color="#ffffff" loext:char-shading-value="0" style:font-size-asian="12pt" style:font-size-complex="12pt"/>
    </style:style>
    <style:style style:name="T8" style:family="text">
      <style:text-properties style:font-name="Times New Roman" fo:font-size="12pt" fo:language="en" fo:country="US" style:text-underline-style="none" fo:background-color="#ffffff" loext:char-shading-value="0" style:font-name-asian="Times New Roman1" style:font-size-asian="12pt" style:font-name-complex="Times New Roman1" style:font-size-complex="12pt"/>
    </style:style>
    <style:style style:name="T9" style:family="text">
      <style:text-properties style:font-name="Times New Roman" fo:font-size="12pt" fo:language="en" fo:country="US" style:text-underline-style="none" fo:font-weight="bold" fo:background-color="#ffffff" loext:char-shading-value="0" style:font-size-asian="12pt" style:font-weight-asian="bold" style:font-size-complex="12pt" style:font-weight-complex="bold"/>
    </style:style>
    <style:style style:name="T10" style:family="text">
      <style:text-properties style:font-name="Times New Roman" fo:font-size="12pt" fo:language="en" fo:country="US" fo:background-color="#ffffff" loext:char-shading-value="0" style:font-size-asian="12pt" style:font-size-complex="12pt"/>
    </style:style>
    <style:style style:name="T11" style:family="text">
      <style:text-properties style:font-name="Times New Roman" fo:font-size="12pt" fo:language="ru" fo:country="RU" style:text-underline-style="none" fo:background-color="#ffffff" loext:char-shading-value="0" style:font-size-asian="12pt" style:font-size-complex="12pt"/>
    </style:style>
    <style:style style:name="T12" style:family="text">
      <style:text-properties style:font-name="Times New Roman" fo:font-size="12pt" fo:language="ru" fo:country="RU" style:text-underline-style="none" officeooo:rsid="0006d1f4" fo:background-color="#ffffff" loext:char-shading-value="0" style:font-size-asian="12pt" style:font-size-complex="12pt"/>
    </style:style>
    <style:style style:name="T13" style:family="text">
      <style:text-properties style:font-name="Times New Roman" fo:font-size="12pt" fo:language="pt" fo:country="PT" style:text-underline-style="none" fo:background-color="#ffffff" loext:char-shading-value="0" style:font-size-asian="12pt" style:font-size-complex="12pt"/>
    </style:style>
    <style:style style:name="T14" style:family="text">
      <style:text-properties style:font-name="Times New Roman" fo:font-size="12pt" fo:language="fr" fo:country="FR" style:text-underline-style="none" fo:background-color="#ffffff" loext:char-shading-value="0" style:font-size-asian="12pt" style:font-size-complex="12pt"/>
    </style:style>
    <style:style style:name="T15" style:family="text">
      <style:text-properties style:font-name="Times New Roman" fo:font-size="12pt" style:text-underline-style="none" fo:background-color="#ffffff" loext:char-shading-value="0" style:font-name-asian="Times New Roman1" style:font-size-asian="12pt" style:font-name-complex="Times New Roman1" style:font-size-complex="12pt"/>
    </style:style>
    <style:style style:name="T16" style:family="text">
      <style:text-properties style:font-name="Times New Roman" fo:font-size="12pt" style:rfc-language-tag="es-ES-u-co-trad" fo:language="es" fo:country="ES" style:text-underline-style="none" fo:background-color="#ffffff" loext:char-shading-value="0" style:font-size-asian="12pt" style:font-size-complex="12pt"/>
    </style:style>
    <style:style style:name="T17" style:family="text">
      <style:text-properties style:font-name="Times New Roman" fo:font-size="12pt" fo:language="de" fo:country="DE" style:text-underline-style="none" fo:background-color="#ffffff" loext:char-shading-value="0" style:font-size-asian="12pt" style:font-size-complex="12pt"/>
    </style:style>
    <style:style style:name="T18" style:family="text">
      <style:text-properties style:font-name="Times New Roman" fo:font-size="12pt" fo:language="it" fo:country="IT" style:text-underline-style="none" fo:background-color="#ffffff" loext:char-shading-value="0" style:font-size-asian="12pt" style:font-size-complex="12pt"/>
    </style:style>
    <style:style style:name="T19" style:family="text">
      <style:text-properties style:font-name="Times New Roman" fo:font-size="12pt" fo:language="it" fo:country="IT" fo:background-color="#ffffff" loext:char-shading-value="0" style:font-size-asian="12pt" style:font-size-complex="12pt"/>
    </style:style>
    <style:style style:name="T20" style:family="text">
      <style:text-properties style:font-name="Times New Roman" fo:font-size="12pt" fo:language="da" fo:country="DK" fo:background-color="#ffffff" loext:char-shading-value="0" style:font-size-asian="12pt" style:font-size-complex="12pt"/>
    </style:style>
    <style:style style:name="T21" style:family="text">
      <style:text-properties style:font-name="Times New Roman" fo:font-size="14pt" fo:language="en" fo:country="US" style:text-underline-style="none" fo:font-weight="bold" fo:background-color="#ffffff" loext:char-shading-value="0" style:font-size-asian="14pt" style:font-weight-asian="bold" style:font-size-complex="14pt" style:font-weight-complex="bold"/>
    </style:style>
    <style:style style:name="T22" style:family="text">
      <style:text-properties fo:font-style="italic"/>
    </style:style>
    <style:style style:name="T23" style:family="text">
      <style:text-properties officeooo:rsid="0006d1f4"/>
    </style:style>
    <style:style style:name="T24" style:family="text">
      <style:text-properties style:text-position="super 58%" style:font-name="Times New Roman" fo:font-size="12pt" fo:language="en" fo:country="US" style:text-underline-style="none" fo:background-color="#ffffff" loext:char-shading-value="0" style:font-size-asian="12pt" style:font-size-complex="12pt"/>
    </style:style>
    <style:style style:name="T25" style:family="text">
      <style:text-properties style:text-position="super 58%" style:font-name="Times New Roman" fo:font-size="12pt" fo:language="en" fo:country="US" style:text-underline-style="none" officeooo:rsid="00082e77" fo:background-color="#ffffff" loext:char-shading-value="0" style:font-size-asian="12pt" style:font-size-complex="12pt"/>
    </style:style>
    <style:style style:name="T26"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4"><text:span text:style-name="T21"><text:s text:c="3"/>Parallel Worlds of  Faith and Science  in the Russian Intellectual Milieu</text:span></text:p>
      <text:p text:style-name="Стандартний_20_A"><text:span text:style-name="T5"/></text:p>
      <text:p text:style-name="P2">Obolevitch T., <text:span text:style-name="T22">Faith and Science in Russian Religious Thought</text:span>, <text:span text:style-name="T5">Oxford University Press, </text:span>Oxford-New York 2019, <text:span text:style-name="T23">pp.240</text:span>.</text:p>
      <text:p text:style-name="Стандартний_20_A"/>
      <text:p text:style-name="P3"/>
      <text:p text:style-name="P3"/>
      <text:p text:style-name="P6"><text:span text:style-name="T6">The new book written by Sister Teresa</text:span><text:span text:style-name="T11"> </text:span><text:span text:style-name="T12">Obolevich SBDNP </text:span><text:span text:style-name="T6">carries on the details and nuances of the thoroughness of the perception of the world by the orient society in the relation of science and religion. Admitted emphasis opens a door to the peculiar development of the scientific and religious spheres as well as a tendency of accepting the world by the Eastern society from the 10</text:span><text:span text:style-name="T24">th</text:span><text:span text:style-name="T6"> <text:s/>century up to our times. So, the book opens the door for understanding the specificity of development of the world by the mind which managed to fight with secular intentions. As author shows, that the starting point of the outlook in the East was spirituality which through ages had improved its wise nature and was ready to accept the philosophical tendencies along with scientific ones. Notably, that geographically the most complete would be say that the orient or the Eastern Christian society here means the lands which in the 18</text:span><text:span text:style-name="T25">th</text:span><text:span text:style-name="T7"> century</text:span><text:span text:style-name="T6"> were </text:span><text:span text:style-name="T13">encompass</text:span><text:span text:style-name="T6">ed by the Russian Empire but could be started as separated</text:span><text:span text:style-name="T14"> centers</text:span><text:span text:style-name="T6">.</text:span></text:p>
      <text:p text:style-name="P5"><text:span text:style-name="T6">The unique clue of the book is that the author pays attention to the relationship of faith and science, not to faith and reason. It is crucial to admit while the represented relation has a special stress, is actual and with precise nuances, while former is more narrow than the later. Hence, this postulation describes the picture of how the scientists contributed into their field keeping God as be a source of inspiration.</text:span></text:p>
      <text:p text:style-name="P5"><text:span text:style-name="T6">It worth noting that the author successfully selects the parts of the </text:span><text:span text:style-name="T16">curriculum</text:span><text:span text:style-name="T6"> giving access to reach the full extent of the possibility to enter to the relationship between two disciplines. A reader can admit that this linkage is not monotonous and obtains a very different character with numerous interpretations and meanings, as well as that religious attitude, still, which sometimes even reached fundamentalist approach. Another thing, it becomes clear from the text the contrast of the developing of this approach in the West and the East.</text:span></text:p>
      <text:p text:style-name="P5"><text:soft-page-break/><text:span text:style-name="T6">In the represented orient world the author pays most attention to two eras: the Enlightenment and the Silver Age each of which got here a special </text:span><text:span text:style-name="T14">signification</text:span><text:span text:style-name="T6">. The former associated with the enlightenment of Christ (and here is clear contradiction to Western enlightenment), the latter is admired by the new brief of philosophy as a pillar for development of scientific view too.</text:span></text:p>
      <text:p text:style-name="P5"><text:span text:style-name="T6">During the history the interest in the relationship between science and religion in the East had been included in the interest of researchers from different fields, church and religious figures, and experts in the natural sciences. Such effort demonstrates that the Eastern world was open to the western influences, yet usually it accepted them through spiritual filter. Even a “pure materialistic” position (for instance, represented by Tsiolkovsky) signs about a like-God’s presence in the world. Generally speaking, any materialistic wind came from the secularized West mostly was described as a quasi-religious. </text:span></text:p>
      <text:p text:style-name="P5"><text:span text:style-name="T6">Sister Teresa Obolevich establishes a few incentives of such cause grounded first of all on theological and consequently philosophical background among which are Biblical recourses and patristic tradition, sacred art and literature and which mainly originated</text:span><text:span text:style-name="T9"> </text:span><text:span text:style-name="T6">the Eastern thought. Taking them into consideration, thereafter a reader can find out in the numerous proposed ideas and concepts the presence the controversy of St. Basil the Great and St. Gregory Palam</text:span><text:span text:style-name="T7">a</text:span><text:span text:style-name="T6">s formula which originally distinguishes</text:span><text:span text:style-name="T9"> </text:span><text:span text:style-name="T6">between God’s essence and the presence of His </text:span><text:span text:style-name="T17">energies</text:span><text:span text:style-name="T6"> in the world. What follows from this standpoint, is that the researchers in this case work not with just matter, but with the expressions of God’s potentiality and through which it is able to recognize Him. Thus, field of science does not contradict to the existence of Creator but through the acknowledgment of creation is opened as one of the ways to recognize God. Therefore, science is a kind of common deal which could be also called as a cosmological liturgy.</text:span></text:p>
      <text:p text:style-name="P5"><text:span text:style-name="T6">Still, it would be a mistake to say about </text:span><text:span text:style-name="T18">uniformity</text:span><text:span text:style-name="T6"> of the outlooks in the relationship between science and religion in the Russian philosophical perspective, while in the book the author takes a clear attempt to show the diversity of approaches. Even they are organized in the streams with nu</text:span><text:soft-page-break/><text:span text:style-name="T6">merous representatives including concordism, cosmism, </text:span><text:span text:style-name="T10">the Neopatristic synthesis, </text:span><text:span text:style-name="T6">panpsychism, </text:span><text:span text:style-name="T17">Pantheist</text:span><text:span text:style-name="T6"> and panentheism concepts, etc. </text:span></text:p>
      <text:p text:style-name="P5"><text:span text:style-name="T6"><text:s/>The book invites to make one view wider accepting the ability to look at the science as well as on religion from a </text:span><text:span text:style-name="T14">distinctive</text:span><text:span text:style-name="T6"> prospect showing the presupposition of rational and supra-rational </text:span><text:span text:style-name="T17">order</text:span><text:span text:style-name="T6">. On the one hand, such recognized persons like </text:span><text:span text:style-name="T18">Mikhail Tugan-Baranovsky</text:span><text:span text:style-name="T6">, </text:span><text:span text:style-name="T19">Mikhail Lomonosov</text:span><text:span text:style-name="T10">, Nikolai Fedorov, Vladimir Vernadsky </text:span><text:span text:style-name="T6">demonstrated their ability to combine science and spiritual experiences. On the other, such the famous religious </text:span><text:span text:style-name="T14">figures</text:span><text:span text:style-name="T6"> as </text:span><text:span text:style-name="T10">Vladimir </text:span><text:span text:style-name="T6">Soloviev, </text:span><text:span text:style-name="T10">Fr. Pavel Florensky, </text:span><text:span text:style-name="T20">Nikolai Lossky</text:span><text:span text:style-name="T10">, </text:span><text:span text:style-name="T6">and others thinkers had a tendency to keep in mind the discoveries in the scientific fields and correlate them with the religious understanding of the world. Then, the book is useful for those who are open to go deeper into the understanding of the Russian Religious Philosophy and get precise and correct knowledge about it unique ability and quest to harmonize faith and science representing them as two polls of humane activity. These numerous projects could </text:span><text:span text:style-name="T18">saturate</text:span><text:span text:style-name="T6"> the curiosity of the reader </text:span><text:span text:style-name="T14">prompting</text:span><text:span text:style-name="T6"> to continue to prospect the Eastern Christian religious tradition.</text:span></text:p>
      <text:p text:style-name="P9"/>
      <text:p text:style-name="P8"/>
      <text:p text:style-name="P7"><text:span text:style-name="T6"><text:s/></text:span><text:span text:style-name="T3">Nataliya Petresh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Колонтитули"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Колонтитули_20_A" style:display-name="Колонтитули A"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ru" fo:country="RU"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Стандартний_20_A" style:display-name="Стандартний A"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ru" fo:country="RU"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Колонтитули">
      <style:paragraph-properties fo:text-align="start" style:justify-single-word="false" style:writing-mode="lr-tb"/>
    </style:style>
    <style:style style:name="MP2" style:family="paragraph" style:parent-style-name="Колонтитули_20_A">
      <style:paragraph-properties>
        <style:tab-stops>
          <style:tab-stop style:position="8.5cm" style:type="center"/>
          <style:tab-stop style:position="15.91cm" style:type="right"/>
          <style:tab-stop style:position="16.955cm" style:type="right"/>
        </style:tab-stops>
      </style:paragraph-properties>
    </style:style>
    <style:style style:name="MT1" style:family="text">
      <style:text-properties style:font-name="Times New Roman"/>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54cm" fo:margin-left="0cm" fo:margin-right="0cm" fo:margin-bottom="0.554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2"><text:tab/><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11T08:04:03.105727932</dc:date>
    <meta:editing-duration>PT9M43S</meta:editing-duration>
    <meta:editing-cycles>2</meta:editing-cycles>
    <meta:document-statistic meta:table-count="0" meta:image-count="0" meta:object-count="0" meta:page-count="3" meta:paragraph-count="12" meta:word-count="905" meta:character-count="5731" meta:non-whitespace-character-count="4827"/>
  </office:meta>
</office:document-meta>
</file>